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<text:s/>Public<text:s text:c="2"/>abstract<text:s text:c="2"/>class Employee</text:span></text:p>
      <text:p text:style-name="P1"><text:span text:style-name="T1">{</text:span></text:p>
      <text:p text:style-name="P1"><text:span text:style-name="T1">public string FirstName ;</text:span></text:p>
      <text:p text:style-name="P1"><text:span text:style-name="T1">Public string lastName;</text:span></text:p>
      <text:p text:style-name="P1"><text:span text:style-name="T1">Public int ID;</text:span></text:p>
      <text:p text:style-name="P1"><text:span text:style-name="T1">public double salary;</text:span></text:p>
      <text:p text:style-name="P1"><text:span text:style-name="T1">Public monthly salary;</text:span></text:p>
      <text:p text:style-name="P1"><text:span text:style-name="T1">Public<text:s text:c="2"/>total annual salary();</text:span></text:p>
      <text:p text:style-name="P1"><text:span text:style-name="T1">{</text:span></text:p>
      <text:p text:style-name="P1"><text:span text:style-name="T1">}</text:span></text:p>
      <text:p text:style-name="P1"><text:span text:style-name="T1">}</text:span></text:p>
      <text:p text:style-name="P1"><text:span text:style-name="T1">Public calss TempEmployee : Employee</text:span></text:p>
      <text:p text:style-name="P1"><text:span text:style-name="T1">{</text:span></text:p>
      <text:p text:style-name="P1"><text:span text:style-name="T1">Public int workdays;</text:span></text:p>
      <text:p text:style-name="P1"><text:span text:style-name="T1">Public override total annual salary()</text:span></text:p>
      <text:p text:style-name="P1"><text:span text:style-name="T1">{</text:span></text:p>
      <text:p text:style-name="P1"><text:span text:style-name="T1">double sal = monthly salary * workdays;</text:span></text:p>
      <text:p text:style-name="P1"><text:span text:style-name="T1">console.writeline("Total annual salary is: {0}", sal);</text:span></text:p>
      <text:p text:style-name="P1"><text:span text:style-name="T1">}</text:span></text:p>
      <text:p text:style-name="P1"><text:span text:style-name="T1">}</text:span></text:p>
      <text:p text:style-name="P1"><text:span text:style-name="T1">Public void main (string, args)</text:span></text:p>
      <text:p text:style-name="P1"><text:span text:style-name="T1">{</text:span></text:p>
      <text:p text:style-name="P1"><text:span text:style-name="T1">TempEmployee TE1 = new Employee();</text:span></text:p>
      <text:p text:style-name="P1"><text:span text:style-name="T1">TE1.FirstName ="Binay";</text:span></text:p>
      <text:p text:style-name="P1"><text:span text:style-name="T1">TE1.lastName="Mishra";</text:span></text:p>
      <text:p text:style-name="P1"><text:span text:style-name="T1">TE1.ID=147;</text:span></text:p>
      <text:p text:style-name="P1"><text:span text:style-name="T1">TE1.monthly salary = 11000;</text:span></text:p>
      <text:p text:style-name="P1"><text:span text:style-name="T1">TE1.total annual salary();</text:span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